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padding="0.085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padding="0.085cm"/>
      <style:text-properties fo:font-size="10pt" style:font-size-asian="10pt" style:font-size-complex="10pt"/>
    </style:style>
    <style:style style:name="ce7" style:family="table-cell" style:parent-style-name="Default">
      <style:table-cell-properties fo:padding="0.085cm"/>
      <style:text-properties fo:font-size="10pt" style:text-underline-style="solid" style:text-underline-width="auto" style:text-underline-color="font-color" style:font-size-asian="10pt" style:font-size-complex="10pt"/>
    </style:style>
    <style:style style:name="ce8" style:family="table-cell" style:parent-style-name="Default">
      <style:table-cell-properties fo:padding="0.085cm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 table:print-ranges="Tabelle1.A1:Tabelle1.E50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2" office:value-type="string" calcext:value-type="string">
            <text:p>PIN#</text:p>
          </table:table-cell>
          <table:table-cell table:style-name="ce5" office:value-type="string" calcext:value-type="string">
            <text:p>Functio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Target</text:p>
          </table:table-cell>
          <table:table-cell table:style-name="ce12"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GPIO-02 / </text:span><text:span text:style-name="T2">I2C-1-DATA</text:span></text:p>
          </table:table-cell>
          <table:table-cell table:style-name="ce9" office:value-type="string" calcext:value-type="string">
            <text:p>IO</text:p>
          </table:table-cell>
          <table:table-cell office:value-type="string" calcext:value-type="string">
            <text:p>Power-Sensors ; LCD-Display</text:p>
          </table:table-cell>
          <table:table-cell table:style-name="ce12"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GPIO-03 / </text:span><text:span text:style-name="T2">I2C-1-CLOCK</text:span></text:p>
          </table:table-cell>
          <table:table-cell table:style-name="ce9" office:value-type="string" calcext:value-type="string">
            <text:p>IO</text:p>
          </table:table-cell>
          <table:table-cell office:value-type="string" calcext:value-type="string">
            <text:p>Power-Sensors ; LCD-Display</text:p>
          </table:table-cell>
          <table:table-cell table:style-name="ce12"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2">GPIO-04</text:span> / Soft1wire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1">GPIO-14 / </text:span><text:span text:style-name="T2">UART-TXD</text:span></text:p>
          </table:table-cell>
          <table:table-cell table:style-name="ce9" office:value-type="string" calcext:value-type="string">
            <text:p>OUT</text:p>
          </table:table-cell>
          <table:table-cell office:value-type="string" calcext:value-type="string">
            <text:p>Arduino-Mini UART-R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1">GPIO-15 / </text:span><text:span text:style-name="T2">UART-RXD</text:span></text:p>
          </table:table-cell>
          <table:table-cell table:style-name="ce9" office:value-type="string" calcext:value-type="string">
            <text:p>OUT</text:p>
          </table:table-cell>
          <table:table-cell office:value-type="string" calcext:value-type="string">
            <text:p>Arduino-Mini UART-TX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PIO-17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PIO-18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PIO-27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GPIO-22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GPIO-23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GPIO-24</text:p>
          </table:table-cell>
          <table:table-cell table:style-name="ce9" office:value-type="string" calcext:value-type="string">
            <text:p>IN</text:p>
          </table:table-cell>
          <table:table-cell table:style-name="ce11" office:value-type="string" calcext:value-type="string">
            <text:p>RFM-IRQ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GPIO-25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RESE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GPIO-08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GPIO-07</text:p>
          </table:table-cell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<text:span text:style-name="T2">GPIO-00</text:span><text:span text:style-name="T1"> / (I2C-0-DATA)</text:span>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<text:span text:style-name="T2">GPIO-01</text:span><text:span text:style-name="T1"> / (I2C-0-CLOCK)</text:span>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GPIO-05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Arduino-Mini RESE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GPIO-0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GPIO-12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GPIO-13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GPIO-19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GPIO-1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GPIO-2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GPIO-20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GPIO-21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-02</text:p>
          </table:table-cell>
          <table:table-cell/>
          <table:table-cell table:style-name="ce11"/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-03</text:p>
          </table:table-cell>
          <table:table-cell/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-00 / <text:span text:style-name="T2">UART-RXD</text:span>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spberry Pi 2 – UART-T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-01 / <text:span text:style-name="T2">UART-TXD</text:span>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aspberry Pi 2 – UART-R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-02 / <text:span text:style-name="T2">Soft1wire</text:span>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ter Temperature-Sensor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-03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-0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-05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-06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-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-0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-09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-10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-11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-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-1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-0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C-1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C-2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C-3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pan text:style-name="T2">ADC-4</text:span><text:span text:style-name="T1"> / I2C-DATA</text:span></text:p>
          </table:table-cell>
          <table:table-cell office:value-type="string" calcext:value-type="string">
            <text:p>A-IN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pan text:style-name="T2">ADC-5</text:span><text:span text:style-name="T1"> / I2C-CLOCK</text:span></text:p>
          </table:table-cell>
          <table:table-cell office:value-type="string" calcext:value-type="string">
            <text:p>A-I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C-6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C-7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 table:number-rows-repeated="1048524">
          <table:table-cell table:number-columns-repeated="1016"/>
        </table:table-row>
        <table:table-row table:style-name="ro4">
          <table:table-cell table:number-columns-repeated="1016"/>
        </table:table-row>
        <table:table-row table:style-name="ro4">
          <table:table-cell table:number-columns-repeated="1016"/>
        </table:table-row>
      </table:table>
      <table:named-expressions/>
      <table:database-ranges>
        <table:database-range table:name="__Anonymous_Sheet_DB__0" table:target-range-address="Tabelle1.A1:Tabelle1.E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.00.0000</text:date>, <text:time style:data-style-name="N2" text:time-value="0000-00-00T20:53:00.1783803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ennecke</meta:initial-creator>
    <meta:creation-date>2015-03-19T22:23:41.100045165</meta:creation-date>
    <dc:date>2015-03-21T01:35:31.081944266</dc:date>
    <meta:editing-duration>PT13H31M56S</meta:editing-duration>
    <meta:editing-cycles>52</meta:editing-cycles>
    <meta:generator>LibreOffice/4.1.6.2$Linux_X86_64 LibreOffice_project/410m0$Build-2</meta:generator>
    <meta:document-statistic meta:table-count="1" meta:cell-count="214" meta:object-count="0"/>
  </office:meta>
</office:document-meta>
</file>